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Times New Roman1" svg:font-family="'Times New Roman',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would like to thank members of the Allegheny College Physics Department for supporting my studies in this area for many years, especially Professors Richard Brown and James (Jamie) Lombardi Jr. Many thanks to Jamie for his editorial assistance with this paper, especially for suggesting that the factors (hc/k) and (hc/2k) be included in Eqs. (6a) and (9b) for easier comparison of various equations and for suggestions concerning the discussion of the derivations in Appendix 3. Also, many thanks to Jerry Staub for reading and commenting on various versions of this present paper and to Jim Fitch for recently reviving my desire to continue working in this area. I also acknowledge the tremendous amount of experimental and theoretical work carried out by others that is essential for this investigatio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Times New Roman1" svg:font-family="'Times New Roman',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22-02-18T10:27:05.50</meta:creation-date>
    <meta:document-statistic meta:table-count="0" meta:image-count="0" meta:object-count="0" meta:page-count="1" meta:paragraph-count="2" meta:word-count="129" meta:character-count="809"/>
    <dc:date>2022-02-18T10:29:28.80</dc:date>
    <dc:creator>James Lombardi</dc:creator>
    <meta:editing-duration>PT2M25S</meta:editing-duration>
    <meta:editing-cycles>1</meta:editing-cycles>
    <meta:generator>OpenOffice/4.1.2$Win32 OpenOffice.org_project/412m3$Build-9782</meta:generator>
  </office:meta>
</office:document-meta>
</file>